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4cm" table:align="left"/>
    </style:style>
    <style:style style:name="Table1.A" style:family="table-column">
      <style:table-column-properties style:column-width="1.531cm"/>
    </style:style>
    <style:style style:name="Table1.B" style:family="table-column">
      <style:table-column-properties style:column-width="4.464cm"/>
    </style:style>
    <style:style style:name="Table1.C" style:family="table-column">
      <style:table-column-properties style:column-width="3.44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>
      <style:text-properties officeooo:rsid="0015a58a"/>
    </style:style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cellent.<text:line-break/>Now we formalize the <text:span text:style-name="Strong_20_Emphasis">HOT–WARM–COLD Partition Model — Full Data Lifecycle Architecture</text:span>.</text:p>
      <text:p text:style-name="Text_20_body">This is critical for:</text:p>
      <text:list text:style-name="L18">
        <text:list-item>
          <text:p text:style-name="P21">10+ year scalability</text:p>
        </text:list-item>
        <text:list-item>
          <text:p text:style-name="P21">Firestore cost control</text:p>
        </text:list-item>
        <text:list-item>
          <text:p text:style-name="P21">Query performance stability</text:p>
        </text:list-item>
        <text:list-item>
          <text:p text:style-name="P21">Governance integrity</text:p>
        </text:list-item>
        <text:list-item>
          <text:p text:style-name="P21">Audit safety</text:p>
        </text:list-item>
        <text:list-item>
          <text:p text:style-name="P21">Clean academic year boundaries</text:p>
        </text:list-item>
      </text:list>
      <text:p text:style-name="Text_20_body">This is not optional.<text:line-break/>This is structural.</text:p>
      <text:p text:style-name="Horizontal_20_Line"/>
      <text:h text:style-name="Heading_20_1" text:outline-level="1">🧠 CORE PRINCIPLE</text:h>
      <text:p text:style-name="Text_20_body">Your system is partitioned by:</text:p>
      <text:p text:style-name="P1"><text:span text:style-name="Source_20_Text">Institute → Academic Year → Runs → Sessions</text:span></text:p>
      <text:p text:style-name="Text_20_body">Data must move across temperature tier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er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Query Frequency</text:p>
            </table:table-cell>
          </table:table-row>
        </table:table-header-rows>
        <table:table-row>
          <table:table-cell table:style-name="Table1.A1" office:value-type="string">
            <text:p text:style-name="Table_20_Contents">HOT</text:p>
          </table:table-cell>
          <table:table-cell table:style-name="Table1.A1" office:value-type="string">
            <text:p text:style-name="Table_20_Contents">Active execution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WARM</text:p>
          </table:table-cell>
          <table:table-cell table:style-name="Table1.A1" office:value-type="string">
            <text:p text:style-name="Table_20_Contents">Current-year history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COLD</text:p>
          </table:table-cell>
          <table:table-cell table:style-name="Table1.A1" office:value-type="string">
            <text:p text:style-name="Table_20_Contents">Archived academic years</text:p>
          </table:table-cell>
          <table:table-cell table:style-name="Table1.A1" office:value-type="string">
            <text:p text:style-name="Table_20_Contents">Rare</text:p>
          </table:table-cell>
        </table:table-row>
      </table:table>
      <text:p text:style-name="Horizontal_20_Line"/>
      <text:h text:style-name="Heading_20_1" text:outline-level="1">🟢 1️⃣ HOT TIER (ACTIVE ZONE)</text:h>
      <text:h text:style-name="Heading_20_3" text:outline-level="3">Definition</text:h>
      <text:p text:style-name="Text_20_body">Data required for:</text:p>
      <text:list text:style-name="L19">
        <text:list-item>
          <text:p text:style-name="P22">Active test sessions</text:p>
        </text:list-item>
        <text:list-item>
          <text:p text:style-name="P22">Current academic year analytics</text:p>
        </text:list-item>
        <text:list-item>
          <text:p text:style-name="P22">Rolling risk calculations</text:p>
        </text:list-item>
        <text:list-item>
          <text:p text:style-name="P22">Pattern detection</text:p>
        </text:list-item>
        <text:list-item>
          <text:p text:style-name="P22">Dashboard metrics</text:p>
        </text:list-item>
      </text:list>
      <text:h text:style-name="Heading_20_3" text:outline-level="3"><text:soft-page-break/>Stored In</text:h>
      <text:p text:style-name="Text_20_body">Firestore primary collections.</text:p>
      <text:h text:style-name="Heading_20_3" text:outline-level="3">Includes</text:h>
      <text:p text:style-name="Preformatted_20_Text"><text:span text:style-name="Source_20_Text">institutes/{id}/academicYears/{year}/runs/{runId}</text:span></text:p>
      <text:p text:style-name="Preformatted_20_Text"><text:span text:style-name="Source_20_Text">runs/{runId}/sessions/{sessionId}</text:span></text:p>
      <text:p text:style-name="Preformatted_20_Text"><text:span text:style-name="Source_20_Text">studentYearMetrics/{studentId}</text:span></text:p>
      <text:p text:style-name="Preformatted_20_Text"><text:span text:style-name="Source_20_Text">batchAggregates/{batchId}</text:span></text:p>
      <text:p text:style-name="Preformatted_20_Text"><text:span text:style-name="Source_20_Text">runAnalytics/{runId}</text:span></text:p>
      <text:p text:style-name="Preformatted_20_Text"><text:span text:style-name="Source_20_Text">templateAnalytics/{testId}</text:span></text:p>
      <text:p text:style-name="P1"><text:span text:style-name="Source_20_Text">questionAnalytics/{questionId}</text:span></text:p>
      <text:h text:style-name="Heading_20_3" text:outline-level="3">HOT RULES</text:h>
      <text:list text:style-name="L20">
        <text:list-item>
          <text:p text:style-name="P23">Only current academic year is HOT</text:p>
        </text:list-item>
        <text:list-item>
          <text:p text:style-name="P23">Indexed heavily</text:p>
        </text:list-item>
        <text:list-item>
          <text:p text:style-name="P23">High read/write allowed</text:p>
        </text:list-item>
        <text:list-item>
          <text:p text:style-name="P23">Summary docs only (no deep joins)</text:p>
        </text:list-item>
      </text:list>
      <text:p text:style-name="Horizontal_20_Line"/>
      <text:h text:style-name="Heading_20_1" text:outline-level="1">🟡 2️⃣ WARM TIER (CURRENT-YEAR HISTORY)</text:h>
      <text:p text:style-name="Text_20_body">Definition:</text:p>
      <text:p text:style-name="Text_20_body">Completed runs inside current academic year.</text:p>
      <text:p text:style-name="Text_20_body">Data still used for:</text:p>
      <text:list text:style-name="L21">
        <text:list-item>
          <text:p text:style-name="P24">Analytics</text:p>
        </text:list-item>
        <text:list-item>
          <text:p text:style-name="P24">Insights</text:p>
        </text:list-item>
        <text:list-item>
          <text:p text:style-name="P24">Governance</text:p>
        </text:list-item>
      </text:list>
      <text:p text:style-name="Text_20_body">But no longer written frequently.</text:p>
      <text:h text:style-name="Heading_20_3" text:outline-level="3">WARM Transition</text:h>
      <text:p text:style-name="Text_20_body">When run status = completed:</text:p>
      <text:p text:style-name="Preformatted_20_Text"><text:span text:style-name="Source_20_Text">runAnalytics → finalized</text:span></text:p>
      <text:p text:style-name="P1"><text:span text:style-name="Source_20_Text">sessions → locked</text:span></text:p>
      <text:p text:style-name="Text_20_body">Sessions still in Firestore.</text:p>
      <text:p text:style-name="Text_20_body">No recalculation allowed.</text:p>
      <text:p text:style-name="Horizontal_20_Line"/>
      <text:h text:style-name="Heading_20_1" text:outline-level="1"><text:soft-page-break/>🔵 3️⃣ COLD TIER (ARCHIVED YEARS)</text:h>
      <text:p text:style-name="Text_20_body">Definition:</text:p>
      <text:p text:style-name="Text_20_body">Any academic year that is locked and archived.</text:p>
      <text:h text:style-name="Heading_20_3" text:outline-level="3">What Happens On Archive</text:h>
      <text:p text:style-name="Text_20_body">Trigger:</text:p>
      <text:p text:style-name="P1"><text:span text:style-name="Source_20_Text">Admin → Settings → Archive Academic Year</text:span></text:p>
      <text:p text:style-name="Text_20_body">Cloud Function executes:</text:p>
      <text:list text:style-name="L22">
        <text:list-item>
          <text:p text:style-name="P25">Generate governance snapshot</text:p>
        </text:list-item>
        <text:list-item>
          <text:p text:style-name="P25">Export session-level data to BigQuery</text:p>
        </text:list-item>
        <text:list-item>
          <text:p text:style-name="P25">Mark academicYear status = archived</text:p>
        </text:list-item>
        <text:list-item>
          <text:p text:style-name="P25">Delete session documents from Firestore</text:p>
        </text:list-item>
        <text:list-item>
          <text:p text:style-name="P25">Retain summary docs only</text:p>
        </text:list-item>
      </text:list>
      <text:p text:style-name="Horizontal_20_Line"/>
      <text:h text:style-name="Heading_20_1" text:outline-level="1">📦 4️⃣ COLD STORAGE LOCATION</text:h>
      <text:p text:style-name="Text_20_body">Raw session-level data exported to:</text:p>
      <text:p text:style-name="Preformatted_20_Text"><text:span text:style-name="Source_20_Text">BigQuery dataset:</text:span></text:p>
      <text:p text:style-name="P1"><text:span text:style-name="Source_20_Text"><text:s text:c="2"/>institute_{id}_archive</text:span></text:p>
      <text:p text:style-name="Text_20_body">Tables:</text:p>
      <text:p text:style-name="Preformatted_20_Text"><text:span text:style-name="Source_20_Text">sessions_2025</text:span></text:p>
      <text:p text:style-name="Preformatted_20_Text"><text:span text:style-name="Source_20_Text">sessions_2024</text:span></text:p>
      <text:p text:style-name="Preformatted_20_Text"><text:span text:style-name="Source_20_Text">riskMetrics_2025</text:span></text:p>
      <text:p text:style-name="P1"><text:span text:style-name="Source_20_Text">patternMetrics_2025</text:span></text:p>
      <text:p text:style-name="Text_20_body">Firestore retains only:</text:p>
      <text:p text:style-name="Preformatted_20_Text"><text:span text:style-name="Source_20_Text">runAnalytics</text:span></text:p>
      <text:p text:style-name="Preformatted_20_Text"><text:span text:style-name="Source_20_Text">templateAnalytics</text:span></text:p>
      <text:p text:style-name="Preformatted_20_Text"><text:span text:style-name="Source_20_Text">governanceSnapshots</text:span></text:p>
      <text:p text:style-name="P1"><text:span text:style-name="Source_20_Text">studentYearMetrics (final snapshot)</text:span></text:p>
      <text:p text:style-name="Horizontal_20_Line"/>
      <text:h text:style-name="Heading_20_1" text:outline-level="1">🧾 5️⃣ CURRENT ACADEMIC YEAR HANDLING</text:h>
      <text:p text:style-name="Text_20_body">Each institute has:</text:p>
      <text:p text:style-name="P1"><text:span text:style-name="Source_20_Text">institutes/{id}/academicYears/{year}</text:span></text:p>
      <text:p text:style-name="Text_20_body"><text:soft-page-break/>Fields:</text:p>
      <text:p text:style-name="Preformatted_20_Text"><text:span text:style-name="Source_20_Text">{</text:span></text:p>
      <text:p text:style-name="Preformatted_20_Text"><text:span text:style-name="Source_20_Text"><text:s text:c="2"/>status: "active" | "locked" | "archived",</text:span></text:p>
      <text:p text:style-name="Preformatted_20_Text"><text:span text:style-name="Source_20_Text"><text:s text:c="2"/>startDate,</text:span></text:p>
      <text:p text:style-name="Preformatted_20_Text"><text:span text:style-name="Source_20_Text"><text:s text:c="2"/>endDate,</text:span></text:p>
      <text:p text:style-name="Preformatted_20_Text"><text:span text:style-name="Source_20_Text"><text:s text:c="2"/>archivedAt,</text:span></text:p>
      <text:p text:style-name="Preformatted_20_Text"><text:span text:style-name="Source_20_Text"><text:s text:c="2"/>snapshotGenerated: boolean</text:span></text:p>
      <text:p text:style-name="P1"><text:span text:style-name="Source_20_Text">}</text:span></text:p>
      <text:p text:style-name="Horizontal_20_Line"/>
      <text:h text:style-name="Heading_20_2" text:outline-level="2">Academic Year States</text:h>
      <text:h text:style-name="Heading_20_3" text:outline-level="3">ACTIVE</text:h>
      <text:list text:style-name="L23">
        <text:list-item>
          <text:p text:style-name="P26">Full read/write allowed</text:p>
        </text:list-item>
        <text:list-item>
          <text:p text:style-name="P26">Runs can be created</text:p>
        </text:list-item>
        <text:list-item>
          <text:p text:style-name="P26">Sessions active</text:p>
        </text:list-item>
      </text:list>
      <text:h text:style-name="Heading_20_3" text:outline-level="3">LOCKED</text:h>
      <text:list text:style-name="L24">
        <text:list-item>
          <text:p text:style-name="P27">No new assignments</text:p>
        </text:list-item>
        <text:list-item>
          <text:p text:style-name="P27">No new sessions</text:p>
        </text:list-item>
        <text:list-item>
          <text:p text:style-name="P27">Metrics finalizing</text:p>
        </text:list-item>
        <text:list-item>
          <text:p text:style-name="P27">Ready for archive</text:p>
        </text:list-item>
      </text:list>
      <text:h text:style-name="Heading_20_3" text:outline-level="3">ARCHIVED</text:h>
      <text:list text:style-name="L25">
        <text:list-item>
          <text:p text:style-name="P28">No session data in Firestore</text:p>
        </text:list-item>
        <text:list-item>
          <text:p text:style-name="P28">BigQuery only</text:p>
        </text:list-item>
        <text:list-item>
          <text:p text:style-name="P28">Read-only summary access</text:p>
        </text:list-item>
      </text:list>
      <text:p text:style-name="Horizontal_20_Line"/>
      <text:h text:style-name="Heading_20_1" text:outline-level="1">🔁 6️⃣ ARCHIVE TRIGGER RULES</text:h>
      <text:p text:style-name="Text_20_body">Archive allowed only if:</text:p>
      <text:list text:style-name="L26">
        <text:list-item>
          <text:p text:style-name="P29">All runs completed</text:p>
        </text:list-item>
        <text:list-item>
          <text:p text:style-name="P29">No active sessions</text:p>
        </text:list-item>
        <text:list-item>
          <text:p text:style-name="P29">Governance snapshot generated</text:p>
        </text:list-item>
        <text:list-item>
          <text:p text:style-name="P29">Confirmation received</text:p>
        </text:list-item>
      </text:list>
      <text:p text:style-name="Text_20_body">Double confirmation required.</text:p>
      <text:p text:style-name="Horizontal_20_Line"/>
      <text:h text:style-name="Heading_20_1" text:outline-level="1"><text:soft-page-break/>🧠 7️⃣ SNAPSHOT GENERATION</text:h>
      <text:p text:style-name="Text_20_body">Before archive:</text:p>
      <text:p text:style-name="Text_20_body">Generate:</text:p>
      <text:p text:style-name="P1"><text:span text:style-name="Source_20_Text">governanceSnapshots/{year}</text:span></text:p>
      <text:p text:style-name="Text_20_body">Includes:</text:p>
      <text:p text:style-name="Preformatted_20_Text"><text:span text:style-name="Source_20_Text">{</text:span></text:p>
      <text:p text:style-name="Preformatted_20_Text"><text:span text:style-name="Source_20_Text"><text:s text:c="2"/>stabilityIndex,</text:span></text:p>
      <text:p text:style-name="Preformatted_20_Text"><text:span text:style-name="Source_20_Text"><text:s text:c="2"/>disciplineMean,</text:span></text:p>
      <text:p text:style-name="Preformatted_20_Text"><text:span text:style-name="Source_20_Text"><text:s text:c="2"/>riskDistribution,</text:span></text:p>
      <text:p text:style-name="Preformatted_20_Text"><text:span text:style-name="Source_20_Text"><text:s text:c="2"/>templateStability,</text:span></text:p>
      <text:p text:style-name="Preformatted_20_Text"><text:span text:style-name="Source_20_Text"><text:s text:c="2"/>batchRiskMap,</text:span></text:p>
      <text:p text:style-name="Preformatted_20_Text"><text:span text:style-name="Source_20_Text"><text:s text:c="2"/>overrideSummary,</text:span></text:p>
      <text:p text:style-name="Preformatted_20_Text"><text:span text:style-name="Source_20_Text"><text:s text:c="2"/>calibrationVersionUsed,</text:span></text:p>
      <text:p text:style-name="Preformatted_20_Text"><text:span text:style-name="Source_20_Text"><text:s text:c="2"/>generatedAt</text:span></text:p>
      <text:p text:style-name="P1"><text:span text:style-name="Source_20_Text">}</text:span></text:p>
      <text:p text:style-name="Text_20_body">This ensures:</text:p>
      <text:p text:style-name="Text_20_body">You never need raw sessions again for that year.</text:p>
      <text:p text:style-name="Horizontal_20_Line"/>
      <text:h text:style-name="Heading_20_1" text:outline-level="1">🧹 8️⃣ DATA RESET BOUNDARIES</text:h>
      <text:p text:style-name="Text_20_body">When new academic year begins:</text:p>
      <text:p text:style-name="Text_20_body">System resets:</text:p>
      <text:list text:style-name="L27">
        <text:list-item>
          <text:p text:style-name="P30">studentYearMetrics (new doc)</text:p>
        </text:list-item>
        <text:list-item>
          <text:p text:style-name="P30">batchAggregates (new doc)</text:p>
        </text:list-item>
        <text:list-item>
          <text:p text:style-name="P30">rolling window metrics</text:p>
        </text:list-item>
        <text:list-item>
          <text:p text:style-name="P30">pattern counts</text:p>
        </text:list-item>
      </text:list>
      <text:p text:style-name="Text_20_body">It does NOT reset:</text:p>
      <text:list text:style-name="L28">
        <text:list-item>
          <text:p text:style-name="P31">Question bank</text:p>
        </text:list-item>
        <text:list-item>
          <text:p text:style-name="P31">Templates</text:p>
        </text:list-item>
        <text:list-item>
          <text:p text:style-name="P31">Licensing</text:p>
        </text:list-item>
        <text:list-item>
          <text:p text:style-name="P31">Institute profile</text:p>
        </text:list-item>
        <text:list-item>
          <text:p text:style-name="P31">Calibration versions</text:p>
        </text:list-item>
      </text:list>
      <text:p text:style-name="Horizontal_20_Line"/>
      <text:h text:style-name="Heading_20_1" text:outline-level="1">🧭 9️⃣ PARTITIONING STRATEGY</text:h>
      <text:p text:style-name="Text_20_body">All queries must include:</text:p>
      <text:p text:style-name="P1"><text:soft-page-break/><text:span text:style-name="Source_20_Text">where academicYear == currentYear</text:span></text:p>
      <text:p text:style-name="Text_20_body">Never allow cross-year queries in HOT.</text:p>
      <text:p text:style-name="Text_20_body">Indexes partitioned by:</text:p>
      <text:list text:style-name="L29">
        <text:list-item>
          <text:p text:style-name="P32">academicYear</text:p>
        </text:list-item>
        <text:list-item>
          <text:p text:style-name="P32">instituteId</text:p>
        </text:list-item>
      </text:list>
      <text:p text:style-name="Text_20_body">This prevents unbounded scans.</text:p>
      <text:p text:style-name="Horizontal_20_Line"/>
      <text:h text:style-name="Heading_20_1" text:outline-level="1">🧮 10️⃣ FIRESTORE COST CONTROL</text:h>
      <text:p text:style-name="Text_20_body">After archive:</text:p>
      <text:p text:style-name="Text_20_body">Session documents deleted:</text:p>
      <text:p text:style-name="Text_20_body">Example:</text:p>
      <text:p text:style-name="P1"><text:span text:style-name="Source_20_Text">200 students × 30 tests × 60 attempts ≈ 360,000 writes</text:span></text:p>
      <text:p text:style-name="Text_20_body">Without archive → Firestore grows unbounded.</text:p>
      <text:p text:style-name="Text_20_body">With archive → only summary docs remain.</text:p>
      <text:p text:style-name="Horizontal_20_Line"/>
      <text:h text:style-name="Heading_20_1" text:outline-level="1">🔐 11️⃣ IMMUTABILITY RULES</text:h>
      <text:p text:style-name="Text_20_body">After:</text:p>
      <text:p text:style-name="P1"><text:span text:style-name="Source_20_Text">academicYear.status = archived</text:span></text:p>
      <text:p text:style-name="Text_20_body">Block:</text:p>
      <text:list text:style-name="L30">
        <text:list-item>
          <text:p text:style-name="P33">Any run modification</text:p>
        </text:list-item>
        <text:list-item>
          <text:p text:style-name="P33">Any recalculation</text:p>
        </text:list-item>
        <text:list-item>
          <text:p text:style-name="P33">Any pattern update</text:p>
        </text:list-item>
        <text:list-item>
          <text:p text:style-name="P33">Any override change</text:p>
        </text:list-item>
      </text:list>
      <text:p text:style-name="Text_20_body">Year becomes frozen.</text:p>
      <text:p text:style-name="Horizontal_20_Line"/>
      <text:h text:style-name="Heading_20_1" text:outline-level="1">📊 12️⃣ COLD ACCESS POLICY</text:h>
      <text:p text:style-name="Text_20_body">If admin wants old year analytics:</text:p>
      <text:p text:style-name="Text_20_body">System reads:</text:p>
      <text:p text:style-name="Preformatted_20_Text"><text:span text:style-name="Source_20_Text">governanceSnapshots</text:span></text:p>
      <text:p text:style-name="P1"><text:soft-page-break/><text:span text:style-name="Source_20_Text">runAnalytics (summary only)</text:span></text:p>
      <text:p text:style-name="Text_20_body">If deep historical export required:</text:p>
      <text:p text:style-name="Text_20_body">Admin must export from BigQuery.</text:p>
      <text:p text:style-name="Text_20_body">No direct Firestore session access.</text:p>
      <text:p text:style-name="Horizontal_20_Line"/>
      <text:h text:style-name="Heading_20_1" text:outline-level="1">⚙ 13️⃣ AUTOMATED ARCHIVE OPTION</text:h>
      <text:p text:style-name="Text_20_body">Optional feature:</text:p>
      <text:p text:style-name="P1"><text:span text:style-name="Source_20_Text">autoArchiveAfterDays = 30</text:span></text:p>
      <text:p text:style-name="Text_20_body">After year end:</text:p>
      <text:p text:style-name="Text_20_body">System auto-locks year.<text:line-break/>Waits configured days.<text:line-break/>Then auto-archives.</text:p>
      <text:p text:style-name="Text_20_body">Vendor-level control.</text:p>
      <text:p text:style-name="Horizontal_20_Line"/>
      <text:h text:style-name="Heading_20_1" text:outline-level="1">🏛 14️⃣ GOVERNANCE CONTINUITY</text:h>
      <text:p text:style-name="Text_20_body">Governance longitudinal trends read:</text:p>
      <text:p text:style-name="P1"><text:span text:style-name="Source_20_Text">governanceSnapshots/{year}</text:span></text:p>
      <text:p text:style-name="Text_20_body">Never need session data again.</text:p>
      <text:p text:style-name="Text_20_body">This guarantees:</text:p>
      <text:p text:style-name="Text_20_body">10+ year performance stability.</text:p>
      <text:p text:style-name="Horizontal_20_Line"/>
      <text:h text:style-name="Heading_20_1" text:outline-level="1">🔁 15️⃣ VERSION COMPATIBILITY</text:h>
      <text:p text:style-name="Text_20_body">Each archived year stores:</text:p>
      <text:p text:style-name="Preformatted_20_Text"><text:span text:style-name="Source_20_Text">{</text:span></text:p>
      <text:p text:style-name="Preformatted_20_Text"><text:span text:style-name="Source_20_Text"><text:s text:c="2"/>calibrationVersionUsed,</text:span></text:p>
      <text:p text:style-name="Preformatted_20_Text"><text:span text:style-name="Source_20_Text"><text:s text:c="2"/>schemaVersion,</text:span></text:p>
      <text:p text:style-name="Preformatted_20_Text"><text:span text:style-name="Source_20_Text"><text:s text:c="2"/>riskModelVersion</text:span></text:p>
      <text:p text:style-name="P1"><text:span text:style-name="Source_20_Text">}</text:span></text:p>
      <text:p text:style-name="Text_20_body">Ensures interpretability in future.</text:p>
      <text:p text:style-name="Horizontal_20_Line"/>
      <text:h text:style-name="Heading_20_1" text:outline-level="1"><text:soft-page-break/>🧠 16️⃣ SUMMARY FLOW</text:h>
      <text:h text:style-name="Heading_20_3" text:outline-level="3">During Year</text:h>
      <text:p text:style-name="Text_20_body">HOT → active<text:line-break/>WARM → completed runs</text:p>
      <text:h text:style-name="Heading_20_3" text:outline-level="3">At Year End</text:h>
      <text:p text:style-name="Text_20_body">LOCK → snapshot → export → delete sessions → mark archived</text:p>
      <text:h text:style-name="Heading_20_3" text:outline-level="3">Next Year</text:h>
      <text:p text:style-name="Text_20_body">New HOT zone created<text:line-break/>Previous becomes COLD</text:p>
      <text:p text:style-name="Horizontal_20_Line"/>
      <text:h text:style-name="Heading_20_1" text:outline-level="1">🎯 FINAL HOT–WARM–COLD SUMMARY</text:h>
      <text:p text:style-name="Text_20_body">You now have:</text:p>
      <text:p text:style-name="Text_20_body">✔ Current academic year isolation<text:line-break/>✔ Lock state<text:line-break/>✔ Archive trigger rules<text:line-break/>✔ Snapshot generation<text:line-break/>✔ BigQuery export pipeline<text:line-break/>✔ Session deletion policy<text:line-break/>✔ Summary retention model<text:line-break/>✔ Data reset boundaries<text:line-break/>✔ Governance continuity<text:line-break/>✔ Cost control architecture<text:line-break/>✔ Immutable archived state<text:line-break/>✔ Partitioned query strategy</text:p>
      <text:p text:style-name="Text_20_body">This guarantees:</text:p>
      <text:list text:style-name="L31">
        <text:list-item>
          <text:p text:style-name="P34">Predictable Firestore cost</text:p>
        </text:list-item>
        <text:list-item>
          <text:p text:style-name="P34">Stable performance</text:p>
        </text:list-item>
        <text:list-item>
          <text:p text:style-name="P34">10-year survivability</text:p>
        </text:list-item>
        <text:list-item>
          <text:p text:style-name="P34">Clean academic cycles</text:p>
        </text:list-item>
        <text:list-item>
          <text:p text:style-name="P34">Institutional audit integrity</text:p>
        </text:list-item>
      </text:list>
      <text:p text:style-name="Horizontal_20_Line"/>
      <text:p text:style-name="Text_20_body">At this stage, your data lifecycle is fully defined.</text:p>
      <text:p text:style-name="Text_20_body">Remaining core backbone options:</text:p>
      <text:p text:style-name="Text_20_body"><text:soft-page-break/>📧 Email Queue &amp; Notification Architecture<text:line-break/>🔄 Full Cloud Function Trigger Map (End-to-End System Graph)<text:line-break/>🛡 Monitoring &amp; Logging Architecture<text:line-break/>💳 Payment &amp; Subscription Automation</text:p>
      <text:p text:style-name="Text_20_body">Which one do we lock next?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1:08:40.649413401</dc:date>
    <meta:editing-duration>PT17M9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9" meta:paragraph-count="222" meta:word-count="793" meta:character-count="5401" meta:non-whitespace-character-count="4856"/>
  </office:meta>
</office:document-meta>
</file>